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fo:font-size="20pt" officeooo:rsid="002b1213" officeooo:paragraph-rsid="002b1213" style:font-size-asian="17.5pt" style:font-size-complex="20pt"/>
    </style:style>
    <style:style style:name="P2" style:family="paragraph" style:parent-style-name="Preformatted_20_Text">
      <style:paragraph-properties fo:margin-top="0in" fo:margin-bottom="0.1965in" loext:contextual-spacing="false" fo:line-height="100%"/>
      <style:text-properties fo:color="#000000" style:font-name="DejaVu Sans Mono" fo:font-size="9pt" officeooo:rsid="001b53e8" officeooo:paragraph-rsid="001b53e8"/>
    </style:style>
    <style:style style:name="P3" style:family="paragraph" style:parent-style-name="Preformatted_20_Text">
      <style:paragraph-properties fo:margin-top="0in" fo:margin-bottom="0.1965in" loext:contextual-spacing="false" fo:line-height="100%"/>
      <style:text-properties fo:color="#000000" style:font-name="DejaVu Sans Mono" fo:font-size="9pt"/>
    </style:style>
    <style:style style:name="P4" style:family="paragraph" style:parent-style-name="Preformatted_20_Text">
      <style:paragraph-properties fo:margin-top="0in" fo:margin-bottom="0.1965in" loext:contextual-spacing="false" fo:line-height="100%"/>
      <style:text-properties fo:color="#000000" style:font-name="DejaVu Sans Mono" fo:font-size="9pt" officeooo:paragraph-rsid="001b53e8"/>
    </style:style>
    <style:style style:name="P5" style:family="paragraph" style:parent-style-name="Preformatted_20_Text">
      <style:paragraph-properties fo:margin-top="0in" fo:margin-bottom="0.1965in" loext:contextual-spacing="false" fo:line-height="100%"/>
      <style:text-properties fo:color="#000000" officeooo:paragraph-rsid="001b53e8"/>
    </style:style>
    <style:style style:name="P6" style:family="paragraph" style:parent-style-name="Preformatted_20_Text">
      <style:paragraph-properties fo:line-height="100%"/>
      <style:text-properties fo:color="#000000" style:font-name="DejaVu Sans Mono" fo:font-size="9pt" officeooo:rsid="001cc765" fo:background-color="#ffffff" style:font-name-asian="Nimbus Mono L" style:font-size-asian="10pt" style:font-name-complex="Liberation Mono" style:font-size-complex="10pt"/>
    </style:style>
    <style:style style:name="P7" style:family="paragraph" style:parent-style-name="Preformatted_20_Text">
      <style:paragraph-properties fo:line-height="100%"/>
      <style:text-properties fo:color="#000000" style:font-name="DejaVu Sans Mono" fo:font-size="9pt" fo:font-weight="bold" officeooo:rsid="001cc765" fo:background-color="#ffffff" style:font-name-asian="Nimbus Mono L" style:font-size-asian="10pt" style:font-name-complex="Liberation Mono" style:font-size-complex="10pt"/>
    </style:style>
    <style:style style:name="P8" style:family="paragraph" style:parent-style-name="Preformatted_20_Text">
      <style:paragraph-properties fo:line-height="100%"/>
      <style:text-properties fo:color="#000000" style:font-name="DejaVu Sans Mono" fo:font-size="9pt" fo:font-weight="bold" officeooo:rsid="001cc765" officeooo:paragraph-rsid="00227ba2" fo:background-color="#ffffff" style:font-name-asian="Nimbus Mono L" style:font-size-asian="10pt" style:font-name-complex="Liberation Mono" style:font-size-complex="10pt"/>
    </style:style>
    <style:style style:name="P9" style:family="paragraph" style:parent-style-name="Preformatted_20_Text">
      <style:paragraph-properties fo:line-height="100%"/>
      <style:text-properties fo:color="#000000" style:font-name="DejaVu Sans Mono" fo:font-size="9pt" officeooo:rsid="0025b63e" officeooo:paragraph-rsid="0025b63e"/>
    </style:style>
    <style:style style:name="P10" style:family="paragraph" style:parent-style-name="Preformatted_20_Text">
      <style:paragraph-properties fo:line-height="100%"/>
      <style:text-properties fo:color="#000000" style:font-name="DejaVu Sans Mono" fo:font-size="9pt" officeooo:paragraph-rsid="0025b63e"/>
    </style:style>
    <style:style style:name="P11" style:family="paragraph" style:parent-style-name="Preformatted_20_Text">
      <style:paragraph-properties fo:line-height="100%"/>
      <style:text-properties fo:color="#000000"/>
    </style:style>
    <style:style style:name="P12" style:family="paragraph" style:parent-style-name="Preformatted_20_Text">
      <style:paragraph-properties fo:line-height="100%"/>
      <style:text-properties fo:color="#000000" officeooo:paragraph-rsid="0025b63e"/>
    </style:style>
    <style:style style:name="P13" style:family="paragraph" style:parent-style-name="Preformatted_20_Text">
      <style:paragraph-properties fo:line-height="100%"/>
      <style:text-properties fo:color="#000000" officeooo:paragraph-rsid="002764cf"/>
    </style:style>
    <style:style style:name="P14" style:family="paragraph" style:parent-style-name="Preformatted_20_Text">
      <style:paragraph-properties fo:line-height="100%"/>
      <style:text-properties fo:color="#000000" officeooo:paragraph-rsid="0022fedd"/>
    </style:style>
    <style:style style:name="P15" style:family="paragraph" style:parent-style-name="Preformatted_20_Text">
      <style:paragraph-properties fo:line-height="100%"/>
      <style:text-properties fo:color="#000000" officeooo:paragraph-rsid="002b1213"/>
    </style:style>
    <style:style style:name="P16" style:family="paragraph" style:parent-style-name="Preformatted_20_Text">
      <style:paragraph-properties fo:line-height="100%"/>
      <style:text-properties fo:color="#000000" officeooo:paragraph-rsid="002c7d47"/>
    </style:style>
    <style:style style:name="P17" style:family="paragraph" style:parent-style-name="Preformatted_20_Text">
      <style:paragraph-properties fo:margin-left="0in" fo:margin-right="0in" fo:margin-top="0in" fo:margin-bottom="0.0382in" loext:contextual-spacing="false" fo:line-height="100%" fo:text-indent="0in" style:auto-text-indent="false"/>
      <style:text-properties fo:color="#000000" style:font-name="DejaVu Sans Mono" fo:font-size="9pt" officeooo:rsid="001b53e8" officeooo:paragraph-rsid="001b53e8"/>
    </style:style>
    <style:style style:name="P18" style:family="paragraph" style:parent-style-name="Preformatted_20_Text">
      <style:paragraph-properties fo:margin-left="0in" fo:margin-right="0in" fo:margin-top="0in" fo:margin-bottom="0.0382in" loext:contextual-spacing="false" fo:line-height="100%" fo:text-indent="0in" style:auto-text-indent="false"/>
      <style:text-properties fo:color="#000000" style:font-name="DejaVu Sans Mono" fo:font-size="9pt" fo:font-weight="normal" officeooo:rsid="001cc765" officeooo:paragraph-rsid="002764cf" fo:background-color="#ffffff" style:font-name-asian="Nimbus Mono L" style:font-size-asian="10pt" style:font-weight-asian="normal" style:font-name-complex="Liberation Mono" style:font-size-complex="10pt" style:font-weight-complex="normal"/>
    </style:style>
    <style:style style:name="P19" style:family="paragraph" style:parent-style-name="Preformatted_20_Text">
      <style:paragraph-properties fo:margin-left="0in" fo:margin-right="0in" fo:margin-top="0in" fo:margin-bottom="0.0382in" loext:contextual-spacing="false" fo:line-height="100%" fo:text-indent="0in" style:auto-text-indent="false"/>
      <style:text-properties fo:color="#000000" style:font-name="DejaVu Sans Mono" fo:font-size="9pt" fo:font-weight="normal" officeooo:rsid="001cc765" officeooo:paragraph-rsid="00299d9b" fo:background-color="#ffffff" style:font-name-asian="Nimbus Mono L" style:font-size-asian="10pt" style:font-weight-asian="normal" style:font-name-complex="Liberation Mono" style:font-size-complex="10pt" style:font-weight-complex="normal"/>
    </style:style>
    <style:style style:name="P20" style:family="paragraph" style:parent-style-name="Preformatted_20_Text">
      <style:paragraph-properties fo:margin-left="0in" fo:margin-right="0in" fo:margin-top="0in" fo:margin-bottom="0.0382in" loext:contextual-spacing="false" fo:line-height="100%" fo:text-indent="0in" style:auto-text-indent="false"/>
      <style:text-properties fo:color="#000000" style:font-name="DejaVu Sans Mono" fo:font-size="9pt" officeooo:rsid="001cc765" officeooo:paragraph-rsid="0025b63e" fo:background-color="#ffffff" style:font-name-asian="Nimbus Mono L" style:font-size-asian="10pt" style:font-name-complex="Liberation Mono" style:font-size-complex="10pt"/>
    </style:style>
    <style:style style:name="P21" style:family="paragraph" style:parent-style-name="Preformatted_20_Text">
      <style:paragraph-properties fo:margin-left="0in" fo:margin-right="0in" fo:margin-top="0in" fo:margin-bottom="0.0382in" loext:contextual-spacing="false" fo:line-height="100%" fo:text-indent="0in" style:auto-text-indent="false"/>
      <style:text-properties fo:color="#000000" style:font-name="DejaVu Sans Mono" fo:font-size="9pt" officeooo:rsid="001cc765" officeooo:paragraph-rsid="00299d9b" fo:background-color="#ffffff" style:font-name-asian="Nimbus Mono L" style:font-size-asian="10pt" style:font-name-complex="Liberation Mono" style:font-size-complex="10pt"/>
    </style:style>
    <style:style style:name="P22" style:family="paragraph" style:parent-style-name="Preformatted_20_Text">
      <style:paragraph-properties fo:margin-left="0in" fo:margin-right="0in" fo:margin-top="0in" fo:margin-bottom="0.0382in" loext:contextual-spacing="false" fo:line-height="100%" fo:text-indent="0in" style:auto-text-indent="false"/>
      <style:text-properties fo:color="#000000" style:font-name="DejaVu Sans Mono" fo:font-size="9pt" officeooo:rsid="002764cf" officeooo:paragraph-rsid="002764cf"/>
    </style:style>
    <style:style style:name="P23" style:family="paragraph" style:parent-style-name="Preformatted_20_Text">
      <style:paragraph-properties fo:margin-left="0in" fo:margin-right="0in" fo:margin-top="0in" fo:margin-bottom="0.0382in" loext:contextual-spacing="false" fo:line-height="100%" fo:text-indent="0in" style:auto-text-indent="false"/>
      <style:text-properties fo:color="#000000" style:font-name="DejaVu Sans Mono" fo:font-size="9pt" officeooo:rsid="001cc765" officeooo:paragraph-rsid="002764cf"/>
    </style:style>
    <style:style style:name="P24" style:family="paragraph" style:parent-style-name="Preformatted_20_Text">
      <style:paragraph-properties fo:margin-left="0in" fo:margin-right="0in" fo:margin-top="0in" fo:margin-bottom="0.0382in" loext:contextual-spacing="false" fo:line-height="100%" fo:text-indent="0in" style:auto-text-indent="false"/>
      <style:text-properties fo:color="#000000" style:font-name="DejaVu Sans Mono" fo:font-size="9pt" officeooo:rsid="001cc765" officeooo:paragraph-rsid="00291c80"/>
    </style:style>
    <style:style style:name="P25" style:family="paragraph" style:parent-style-name="Preformatted_20_Text">
      <style:paragraph-properties fo:margin-left="0in" fo:margin-right="0in" fo:margin-top="0in" fo:margin-bottom="0.0382in" loext:contextual-spacing="false" fo:line-height="100%" fo:text-indent="0in" style:auto-text-indent="false"/>
      <style:text-properties fo:color="#000000" style:font-name="DejaVu Sans Mono" fo:font-size="9pt" officeooo:rsid="001cc765" officeooo:paragraph-rsid="00299d9b"/>
    </style:style>
    <style:style style:name="P26" style:family="paragraph" style:parent-style-name="Preformatted_20_Text">
      <style:paragraph-properties fo:margin-left="0in" fo:margin-right="0in" fo:margin-top="0in" fo:margin-bottom="0.0382in" loext:contextual-spacing="false" fo:line-height="100%" fo:text-indent="0in" style:auto-text-indent="false"/>
      <style:text-properties fo:color="#000000" officeooo:paragraph-rsid="0025b63e"/>
    </style:style>
    <style:style style:name="P27" style:family="paragraph" style:parent-style-name="Preformatted_20_Text">
      <style:paragraph-properties fo:margin-left="0in" fo:margin-right="0in" fo:margin-top="0in" fo:margin-bottom="0.0382in" loext:contextual-spacing="false" fo:line-height="100%" fo:text-indent="0in" style:auto-text-indent="false"/>
      <style:text-properties fo:color="#000000" officeooo:paragraph-rsid="0024415e"/>
    </style:style>
    <style:style style:name="P28" style:family="paragraph" style:parent-style-name="Preformatted_20_Text">
      <style:paragraph-properties fo:margin-left="0in" fo:margin-right="0in" fo:margin-top="0in" fo:margin-bottom="0.0382in" loext:contextual-spacing="false" fo:line-height="100%" fo:text-indent="0in" style:auto-text-indent="false"/>
      <style:text-properties fo:color="#ff3300" style:font-name="DejaVu Sans Mono" fo:font-size="9pt" fo:font-style="italic" fo:font-weight="bold" officeooo:rsid="001cc765" officeooo:paragraph-rsid="00291c80" style:font-style-asian="italic" style:font-weight-asian="bold" style:font-style-complex="italic" style:font-weight-complex="bold"/>
    </style:style>
    <style:style style:name="P29" style:family="paragraph" style:parent-style-name="Preformatted_20_Text">
      <style:paragraph-properties fo:margin-top="0in" fo:margin-bottom="0in" loext:contextual-spacing="false" fo:line-height="100%"/>
      <style:text-properties fo:color="#000000" style:font-name="DejaVu Sans Mono" fo:font-size="9pt" officeooo:paragraph-rsid="002764cf"/>
    </style:style>
    <style:style style:name="P30" style:family="paragraph" style:parent-style-name="Preformatted_20_Text">
      <style:paragraph-properties fo:margin-top="0in" fo:margin-bottom="0in" loext:contextual-spacing="false" fo:line-height="100%"/>
      <style:text-properties fo:color="#000000" style:font-name="DejaVu Sans Mono" fo:font-size="9pt" officeooo:rsid="001b53e8" officeooo:paragraph-rsid="002764cf"/>
    </style:style>
    <style:style style:name="T1" style:family="text">
      <style:text-properties fo:color="#000080" fo:font-weight="bold"/>
    </style:style>
    <style:style style:name="T2" style:family="text">
      <style:text-properties fo:color="#000080" fo:font-weight="bold" officeooo:rsid="0025b63e"/>
    </style:style>
    <style:style style:name="T3" style:family="text">
      <style:text-properties fo:color="#000080" style:font-name="DejaVu Sans Mono" fo:font-size="9pt" fo:font-weight="bold"/>
    </style:style>
    <style:style style:name="T4" style:family="text">
      <style:text-properties fo:color="#000080" style:font-name="DejaVu Sans Mono" fo:font-size="9pt" fo:font-weight="bold" officeooo:rsid="001cc765"/>
    </style:style>
    <style:style style:name="T5" style:family="text">
      <style:text-properties fo:color="#000080" style:font-name="DejaVu Sans Mono" fo:font-size="9pt" fo:font-weight="bold" officeooo:rsid="0025b63e"/>
    </style:style>
    <style:style style:name="T6" style:family="text">
      <style:text-properties style:font-name="DejaVu Sans Mono" fo:font-size="9pt"/>
    </style:style>
    <style:style style:name="T7" style:family="text">
      <style:text-properties style:font-name="DejaVu Sans Mono" fo:font-size="9pt" fo:font-style="italic"/>
    </style:style>
    <style:style style:name="T8" style:family="text">
      <style:text-properties style:font-name="DejaVu Sans Mono" fo:font-size="9pt" fo:font-style="italic" officeooo:rsid="001d9fd8"/>
    </style:style>
    <style:style style:name="T9" style:family="text">
      <style:text-properties style:font-name="DejaVu Sans Mono" fo:font-size="9pt" officeooo:rsid="0016efef"/>
    </style:style>
    <style:style style:name="T10" style:family="text">
      <style:text-properties style:font-name="DejaVu Sans Mono" fo:font-size="9pt" officeooo:rsid="00196d27"/>
    </style:style>
    <style:style style:name="T11" style:family="text">
      <style:text-properties style:font-name="DejaVu Sans Mono" fo:font-size="9pt" officeooo:rsid="001cc765"/>
    </style:style>
    <style:style style:name="T12" style:family="text">
      <style:text-properties style:font-name="DejaVu Sans Mono" fo:font-size="9pt" officeooo:rsid="001d9fd8"/>
    </style:style>
    <style:style style:name="T13" style:family="text">
      <style:text-properties style:font-name="DejaVu Sans Mono" fo:font-size="9pt" officeooo:rsid="0024415e"/>
    </style:style>
    <style:style style:name="T14" style:family="text">
      <style:text-properties style:font-name="DejaVu Sans Mono" fo:font-size="9pt" fo:font-weight="normal" officeooo:rsid="001cc765" fo:background-color="#ffffff" loext:char-shading-value="0" style:font-name-asian="Nimbus Mono L" style:font-size-asian="10pt" style:font-weight-asian="normal" style:font-name-complex="Liberation Mono" style:font-size-complex="10pt" style:font-weight-complex="normal"/>
    </style:style>
    <style:style style:name="T15" style:family="text">
      <style:text-properties style:font-name="DejaVu Sans Mono" fo:font-size="9pt" fo:font-weight="normal" officeooo:rsid="0025b63e" fo:background-color="#ffffff" loext:char-shading-value="0" style:font-name-asian="Nimbus Mono L" style:font-size-asian="10pt" style:font-weight-asian="normal" style:font-name-complex="Liberation Mono" style:font-size-complex="10pt" style:font-weight-complex="normal"/>
    </style:style>
    <style:style style:name="T16" style:family="text">
      <style:text-properties style:font-name="DejaVu Sans Mono" fo:font-size="9pt" fo:font-weight="normal" officeooo:rsid="00291c80" fo:background-color="#ffffff" loext:char-shading-value="0" style:font-name-asian="Nimbus Mono L" style:font-size-asian="10pt" style:font-weight-asian="normal" style:font-name-complex="Liberation Mono" style:font-size-complex="10pt" style:font-weight-complex="normal"/>
    </style:style>
    <style:style style:name="T17" style:family="text">
      <style:text-properties style:font-name="DejaVu Sans Mono" fo:font-size="9pt" fo:font-weight="normal" officeooo:rsid="00299d9b" fo:background-color="#ffffff" loext:char-shading-value="0" style:font-name-asian="Nimbus Mono L" style:font-size-asian="10pt" style:font-weight-asian="normal" style:font-name-complex="Liberation Mono" style:font-size-complex="10pt" style:font-weight-complex="normal"/>
    </style:style>
    <style:style style:name="T18" style:family="text">
      <style:text-properties style:font-name="DejaVu Sans Mono" fo:font-size="9pt" fo:font-weight="normal" officeooo:rsid="0025b63e" fo:background-color="#ffffff" loext:char-shading-value="0" style:font-name-asian="Nimbus Mono L" style:font-size-asian="12pt" style:font-weight-asian="normal" style:font-name-complex="Liberation Mono" style:font-size-complex="12pt" style:font-weight-complex="normal"/>
    </style:style>
    <style:style style:name="T19" style:family="text">
      <style:text-properties style:font-name="DejaVu Sans Mono" fo:font-size="9pt" fo:font-weight="normal" officeooo:rsid="001cc765" fo:background-color="#ffffff" loext:char-shading-value="0" style:font-name-asian="Nimbus Mono L" style:font-size-asian="12pt" style:font-weight-asian="normal" style:font-name-complex="Liberation Mono" style:font-size-complex="12pt" style:font-weight-complex="normal"/>
    </style:style>
    <style:style style:name="T20" style:family="text">
      <style:text-properties style:font-name="DejaVu Sans Mono" fo:font-size="9pt" fo:font-weight="normal" officeooo:rsid="00291c80" fo:background-color="#ffffff" loext:char-shading-value="0" style:font-name-asian="Nimbus Mono L" style:font-size-asian="12pt" style:font-weight-asian="normal" style:font-name-complex="Liberation Mono" style:font-size-complex="12pt" style:font-weight-complex="normal"/>
    </style:style>
    <style:style style:name="T21" style:family="text">
      <style:text-properties style:font-name="DejaVu Sans Mono" fo:font-size="9pt" fo:font-weight="normal" style:font-weight-asian="normal" style:font-weight-complex="normal"/>
    </style:style>
    <style:style style:name="T22" style:family="text">
      <style:text-properties style:font-name="DejaVu Sans Mono" fo:font-size="9pt" fo:font-weight="normal" officeooo:rsid="00196d27" style:font-weight-asian="normal" style:font-weight-complex="normal"/>
    </style:style>
    <style:style style:name="T23" style:family="text">
      <style:text-properties style:font-name="DejaVu Sans Mono" fo:font-size="9pt" fo:font-weight="normal" officeooo:rsid="002764cf" style:font-weight-asian="normal" style:font-weight-complex="normal"/>
    </style:style>
    <style:style style:name="T24" style:family="text">
      <style:text-properties style:font-name="DejaVu Sans Mono" fo:font-size="9pt" fo:font-weight="normal" officeooo:rsid="0016efef" style:font-weight-asian="normal" style:font-weight-complex="normal"/>
    </style:style>
    <style:style style:name="T25" style:family="text">
      <style:text-properties style:font-name="DejaVu Sans Mono" fo:font-size="9pt" fo:font-weight="normal" officeooo:rsid="00196d27" style:font-size-asian="12pt" style:font-weight-asian="normal" style:font-size-complex="12pt" style:font-weight-complex="normal"/>
    </style:style>
    <style:style style:name="T26" style:family="text">
      <style:text-properties style:font-name="DejaVu Sans Mono" fo:font-size="9pt" fo:font-weight="normal" officeooo:rsid="002764cf" style:font-size-asian="12pt" style:font-weight-asian="normal" style:font-size-complex="12pt" style:font-weight-complex="normal"/>
    </style:style>
    <style:style style:name="T27" style:family="text">
      <style:text-properties style:font-name="DejaVu Sans Mono" fo:font-size="9pt" fo:font-weight="normal" officeooo:rsid="00227ba2" style:font-size-asian="12pt" style:font-weight-asian="normal" style:font-size-complex="12pt" style:font-weight-complex="normal"/>
    </style:style>
    <style:style style:name="T28" style:family="text">
      <style:text-properties style:font-name="DejaVu Sans Mono" fo:font-size="9pt" officeooo:rsid="0025b63e"/>
    </style:style>
    <style:style style:name="T29" style:family="text">
      <style:text-properties style:font-name="DejaVu Sans Mono" fo:font-size="9pt" officeooo:rsid="002764cf"/>
    </style:style>
    <style:style style:name="T30" style:family="text">
      <style:text-properties style:font-name="DejaVu Sans Mono" fo:font-size="12pt" officeooo:rsid="00227ba2" style:font-size-asian="12pt" style:font-size-complex="12pt"/>
    </style:style>
    <style:style style:name="T31" style:family="text">
      <style:text-properties style:font-name="DejaVu Sans Mono" fo:font-size="12pt" fo:font-weight="bold" officeooo:rsid="00227ba2" style:font-size-asian="12pt" style:font-size-complex="12pt"/>
    </style:style>
    <style:style style:name="T32" style:family="text">
      <style:text-properties style:font-name="DejaVu Sans Mono" fo:font-size="12pt" fo:font-weight="bold" officeooo:rsid="00227ba2" style:font-size-asian="12pt" style:font-weight-asian="bold" style:font-size-complex="12pt" style:font-weight-complex="bold"/>
    </style:style>
    <style:style style:name="T33" style:family="text">
      <style:text-properties style:font-name="DejaVu Sans Mono" fo:font-size="12pt" fo:font-weight="normal" officeooo:rsid="00227ba2" fo:background-color="#ffffff" loext:char-shading-value="0" style:font-name-asian="Nimbus Mono L" style:font-size-asian="12pt" style:font-weight-asian="normal" style:font-name-complex="Liberation Mono" style:font-size-complex="12pt" style:font-weight-complex="normal"/>
    </style:style>
    <style:style style:name="T34" style:family="text">
      <style:text-properties style:font-name="DejaVu Sans Mono" fo:font-size="20pt" officeooo:rsid="002b1213" style:font-size-asian="20pt" style:font-size-complex="20pt"/>
    </style:style>
    <style:style style:name="T35" style:family="text">
      <style:text-properties fo:color="#808080"/>
    </style:style>
    <style:style style:name="T36" style:family="text">
      <style:text-properties fo:color="#660e7a" style:font-name="DejaVu Sans Mono" fo:font-size="9pt" fo:font-weight="bold"/>
    </style:style>
    <style:style style:name="T37" style:family="text">
      <style:text-properties fo:color="#660e7a" style:font-name="DejaVu Sans Mono" fo:font-size="9pt" fo:font-weight="bold" officeooo:rsid="0016efef"/>
    </style:style>
    <style:style style:name="T38" style:family="text">
      <style:text-properties fo:color="#660e7a" style:font-name="DejaVu Sans Mono" fo:font-size="9pt" fo:font-weight="bold" officeooo:rsid="001cc765" fo:background-color="#ffffff" loext:char-shading-value="0" style:font-name-asian="Nimbus Mono L" style:font-size-asian="10pt" style:font-weight-asian="normal" style:font-name-complex="Liberation Mono" style:font-size-complex="10pt" style:font-weight-complex="normal"/>
    </style:style>
    <style:style style:name="T39" style:family="text">
      <style:text-properties fo:color="#660e7a" style:font-name="DejaVu Sans Mono" fo:font-size="9pt" fo:font-weight="bold" officeooo:rsid="002764cf"/>
    </style:style>
    <style:style style:name="T40" style:family="text">
      <style:text-properties fo:color="#0000ff" style:font-name="DejaVu Sans Mono" fo:font-size="9pt"/>
    </style:style>
    <style:style style:name="T41" style:family="text">
      <style:text-properties officeooo:rsid="0016efef"/>
    </style:style>
    <style:style style:name="T42" style:family="text">
      <style:text-properties officeooo:rsid="00227ba2"/>
    </style:style>
    <style:style style:name="T43" style:family="text">
      <style:text-properties fo:font-size="12pt" officeooo:rsid="00227ba2" style:font-size-asian="12pt" style:font-size-complex="12pt"/>
    </style:style>
    <style:style style:name="T44" style:family="text">
      <style:text-properties fo:font-weight="bold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font-weight="normal" officeooo:rsid="0025b63e" style:font-weight-asian="normal" style:font-weight-complex="normal"/>
    </style:style>
    <style:style style:name="T47" style:family="text">
      <style:text-properties fo:font-weight="normal" officeooo:rsid="00299d9b" style:font-weight-asian="normal" style:font-weight-complex="normal"/>
    </style:style>
    <style:style style:name="T48" style:family="text">
      <style:text-properties fo:font-weight="normal" fo:background-color="#ffffff" loext:char-shading-value="0" style:font-name-asian="Nimbus Mono L" style:font-size-asian="10pt" style:font-weight-asian="normal" style:font-name-complex="Liberation Mono" style:font-size-complex="10pt" style:font-weight-complex="normal"/>
    </style:style>
    <style:style style:name="T49" style:family="text">
      <style:text-properties fo:font-weight="normal" officeooo:rsid="0025b63e" fo:background-color="#ffffff" loext:char-shading-value="0" style:font-name-asian="Nimbus Mono L" style:font-size-asian="10pt" style:font-weight-asian="normal" style:font-name-complex="Liberation Mono" style:font-size-complex="10pt" style:font-weight-complex="normal"/>
    </style:style>
    <style:style style:name="T50" style:family="text">
      <style:text-properties fo:font-weight="normal" officeooo:rsid="00299d9b" fo:background-color="#ffffff" loext:char-shading-value="0" style:font-name-asian="Nimbus Mono L" style:font-size-asian="10pt" style:font-weight-asian="normal" style:font-name-complex="Liberation Mono" style:font-size-complex="10pt" style:font-weight-complex="normal"/>
    </style:style>
    <style:style style:name="T51" style:family="text">
      <style:text-properties officeooo:rsid="0025b63e"/>
    </style:style>
    <style:style style:name="T52" style:family="text">
      <style:text-properties officeooo:rsid="002764cf"/>
    </style:style>
    <style:style style:name="T53" style:family="text">
      <style:text-properties officeooo:rsid="00291c80"/>
    </style:style>
    <style:style style:name="T54" style:family="text">
      <style:text-properties officeooo:rsid="00299d9b"/>
    </style:style>
    <style:style style:name="T55" style:family="text">
      <style:text-properties style:font-name="DejaVu Sans Mono1" officeooo:rsid="00299d9b"/>
    </style:style>
    <style:style style:name="T56" style:family="text">
      <style:text-properties style:font-name="DejaVu Sans Mono1" fo:font-weight="normal" officeooo:rsid="00299d9b" fo:background-color="#ffffff" loext:char-shading-value="0" style:font-name-asian="Nimbus Mono L" style:font-size-asian="10pt" style:font-weight-asian="normal" style:font-name-complex="Liberation Mono" style:font-size-complex="10pt" style:font-weight-complex="normal"/>
    </style:style>
    <style:style style:name="T57" style:family="text">
      <style:text-properties style:font-name="DejaVu Sans Mono1" fo:font-size="20pt" fo:font-weight="normal" officeooo:rsid="00324842" style:font-size-asian="20pt" style:font-weight-asian="normal" style:font-size-complex="20pt" style:font-weight-complex="normal"/>
    </style:style>
    <style:style style:name="T58" style:family="text">
      <style:text-properties style:font-name="DejaVu Sans Mono1" fo:font-size="9pt" fo:font-weight="normal" officeooo:rsid="00299d9b" fo:background-color="#ffffff" loext:char-shading-value="0" style:font-name-asian="Nimbus Mono L" style:font-size-asian="10pt" style:font-weight-asian="normal" style:font-name-complex="Liberation Mono" style:font-size-complex="10pt" style:font-weight-complex="normal"/>
    </style:style>
    <style:style style:name="T59" style:family="text">
      <style:text-properties fo:font-size="20pt" fo:font-weight="normal" officeooo:rsid="00299d9b" style:font-size-asian="20pt" style:font-weight-asian="normal" style:font-size-complex="20pt" style:font-weight-complex="normal"/>
    </style:style>
    <style:style style:name="T60" style:family="text">
      <style:text-properties style:text-position="super 58%"/>
    </style:style>
    <style:style style:name="T61" style:family="text">
      <style:text-properties style:text-position="super 58%" style:font-name="DejaVu Sans Mono" fo:font-size="20pt" officeooo:rsid="002b1213" style:font-size-asian="20pt" style:font-size-complex="20pt"/>
    </style:style>
    <style:style style:name="T62" style:family="text">
      <style:text-properties officeooo:rsid="00325a8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45">struct Service</text:span>{</text:p>
      <text:p text:style-name="P8"><text:tab/>id</text:p>
      <text:p text:style-name="P7"><text:tab/>freq</text:p>
      <text:p text:style-name="P7"><text:tab/>No</text:p>
      <text:p text:style-name="P6">}</text:p>
      <text:p text:style-name="P6">struct<text:span text:style-name="T44"> </text:span>PClass{</text:p>
      <text:p text:style-name="P6"><text:s text:c="6"/><text:span text:style-name="T44">id</text:span></text:p>
      <text:p text:style-name="P6"><text:s text:c="6"/><text:span text:style-name="T44">Size</text:span></text:p>
      <text:p text:style-name="P6"><text:s text:c="6"/><text:span text:style-name="T44">capacity</text:span></text:p>
      <text:p text:style-name="P4">}</text:p>
      <text:p text:style-name="P17">main() {</text:p>
      <text:p text:style-name="P18">size <text:bookmark-start text:name="__DdeLink__526_1244277110"/><text:span text:style-name="T43">←</text:span><text:bookmark-end text:name="__DdeLink__526_1244277110"/> input <text:span text:style-name="T54">←----------------------------------------------------------------</text:span><text:span text:style-name="T55">Ѳ</text:span><text:span text:style-name="T54">(1)</text:span></text:p>
      <text:p text:style-name="P19">service<text:span text:style-name="T51">s</text:span>[size] <text:span text:style-name="T43">←</text:span> service<text:span text:style-name="T51">s</text:span>[input] <text:bookmark-start text:name="__DdeLink__639_1244277110"/><text:span text:style-name="T54">←--------------------------------------------</text:span><text:span text:style-name="T55">Ѳ</text:span><text:span text:style-name="T54">(1)</text:span><text:bookmark-end text:name="__DdeLink__639_1244277110"/></text:p>
      <text:p text:style-name="P18"><text:span text:style-name="T1">f</text:span><text:span text:style-name="T2">or</text:span>(<text:span text:style-name="T51">i</text:span> <text:span text:style-name="T43">←</text:span> 0 i to size){</text:p>
      <text:p text:style-name="P21"><text:span text:style-name="T45"><text:tab/></text:span><text:bookmark-start text:name="__DdeLink__555_1244277110"/><text:span text:style-name="T45">service</text:span><text:span text:style-name="T46">s</text:span><text:bookmark-end text:name="__DdeLink__555_1244277110"/>[i].id <text:span text:style-name="T44">← </text:span>i;<text:tab/><text:tab/><text:tab/><text:tab/><text:tab/><text:tab/><text:tab/><text:span text:style-name="T47"> <text:s text:c="12"/></text:span><text:span text:style-name="T57">O</text:span><text:span text:style-name="T59">(n)</text:span></text:p>
      <text:p text:style-name="P20"><text:span text:style-name="T45"><text:tab/>service</text:span><text:span text:style-name="T46">s</text:span>[i].freq <text:span text:style-name="T44">← </text:span>input</text:p>
      <text:p text:style-name="P22">}</text:p>
      <text:p text:style-name="P22"/>
      <text:p text:style-name="P28">//we used heap sort because it’s in place and <text:span text:style-name="T53">it’s</text:span> time complexity is nlog(n)</text:p>
      <text:p text:style-name="P24">heap sort (<text:span text:style-name="T48">service</text:span><text:span text:style-name="T49">s</text:span>[i]) <text:span text:style-name="T54">←----------------------------------------------------O(nlog(n))</text:span></text:p>
      <text:p text:style-name="P23"/>
      <text:p text:style-name="P25">last<text:span text:style-name="T52">F</text:span>r<text:span text:style-name="T52">e</text:span>q <text:span text:style-name="T43">← </text:span><text:span text:style-name="T48">service</text:span><text:span text:style-name="T49">s</text:span>[0].<text:span text:style-name="T52">freq </text:span><text:span text:style-name="T50">←-----------------------------------------------</text:span><text:span text:style-name="T56">Ѳ</text:span><text:span text:style-name="T50">(1)</text:span></text:p>
      <text:p text:style-name="P25">pClass <text:bookmark-start text:name="__DdeLink__519_1244277110"/><text:span text:style-name="T43">←</text:span><text:bookmark-end text:name="__DdeLink__519_1244277110"/><text:span text:style-name="T43"> </text:span>ini<text:span text:style-name="T42">t</text:span>pclass() <text:span text:style-name="T50">←-----------------------------------------------------</text:span><text:span text:style-name="T56">Ѳ</text:span><text:span text:style-name="T50">(1)</text:span></text:p>
      <text:p text:style-name="P25">start <text:span text:style-name="T43">←</text:span> 0 <text:span text:style-name="T50">←-----------------------------------------------------------------</text:span><text:span text:style-name="T56">Ѳ</text:span><text:span text:style-name="T50">(1)</text:span></text:p>
      <text:p text:style-name="P26"><text:bookmark-start text:name="__DdeLink__551_1244277110"/><text:span text:style-name="T4">f</text:span><text:span text:style-name="T5">or</text:span><text:bookmark-end text:name="__DdeLink__551_1244277110"/><text:span text:style-name="T11">(i </text:span><text:bookmark-start text:name="__DdeLink__553_1244277110"/><text:bookmark-start text:name="__DdeLink__530_1244277110"/><text:span text:style-name="T30">←</text:span><text:bookmark-end text:name="__DdeLink__553_1244277110"/><text:bookmark-end text:name="__DdeLink__530_1244277110"/><text:span text:style-name="T30"> </text:span><text:span text:style-name="T11">0 </text:span><text:span text:style-name="T28">to</text:span><text:span text:style-name="T11"> size)</text:span><text:span text:style-name="T28">{</text:span></text:p>
      <text:p text:style-name="P26"><text:span text:style-name="T11"><text:tab/></text:span><text:span text:style-name="T13">check</text:span><text:span text:style-name="T28">Freq</text:span><text:span text:style-name="T13"> </text:span><text:span text:style-name="T30">←</text:span><text:span text:style-name="T16"> </text:span><text:span text:style-name="T15">(services</text:span><text:span text:style-name="T14">[i].</text:span><text:span text:style-name="T38">freq</text:span><text:span text:style-name="T14"> !</text:span><text:span text:style-name="T16">= </text:span><text:span text:style-name="T14">lastFr</text:span><text:span text:style-name="T15">e</text:span><text:span text:style-name="T14">q</text:span><text:span text:style-name="T15">)</text:span></text:p>
      <text:p text:style-name="P26"><text:span text:style-name="T15"><text:tab/>checkSize </text:span><text:span text:style-name="T33">← </text:span><text:span text:style-name="T20">(i</text:span><text:span text:style-name="T19"> equal </text:span><text:span text:style-name="T18">(</text:span><text:span text:style-name="T19">size – </text:span><text:span text:style-name="T18">1))</text:span></text:p>
      <text:p text:style-name="P27"><text:span text:style-name="T4"><text:tab/></text:span><text:bookmark-start text:name="__DdeLink__540_1244277110"/><text:span text:style-name="T4">if</text:span><text:bookmark-end text:name="__DdeLink__540_1244277110"/><text:span text:style-name="T4"> </text:span><text:span text:style-name="T11">(</text:span><text:bookmark-start text:name="__DdeLink__534_1244277110"/><text:span text:style-name="T28">checkFreq || checkSize</text:span><text:bookmark-end text:name="__DdeLink__534_1244277110"/><text:span text:style-name="T11">)</text:span><text:span text:style-name="T6">{</text:span></text:p>
      <text:p text:style-name="P26"><text:span text:style-name="T3"><text:tab/><text:tab/>if </text:span><text:span text:style-name="T6">(</text:span><text:span text:style-name="T28">checkFreq &amp;&amp; checkSize</text:span><text:span text:style-name="T6">)</text:span><text:span text:style-name="T12">{</text:span></text:p>
      <text:p text:style-name="P26"><text:span text:style-name="T12"><text:tab/><text:tab/><text:tab/></text:span><text:bookmark-start text:name="__DdeLink__543_1244277110"/><text:span text:style-name="T6">pClass </text:span><text:span text:style-name="T30">←</text:span><text:span text:style-name="T6"> </text:span><text:bookmark-start text:name="__DdeLink__536_1244277110"/><text:span text:style-name="T7">assign</text:span><text:span text:style-name="T6">(</text:span><text:bookmark-start text:name="__DdeLink__546_1244277110"/><text:span text:style-name="T6">services</text:span><text:bookmark-end text:name="__DdeLink__546_1244277110"/><text:span text:style-name="T6">,start,i, pClass)</text:span><text:bookmark-end text:name="__DdeLink__543_1244277110"/><text:bookmark-end text:name="__DdeLink__536_1244277110"/></text:p>
      <text:p text:style-name="P26"><text:span text:style-name="T12"><text:tab/><text:tab/><text:tab/>pClass </text:span><text:span text:style-name="T30">←</text:span><text:span text:style-name="T12"> </text:span><text:bookmark-start text:name="__DdeLink__536_12442771101"/><text:span text:style-name="T8">assign</text:span><text:span text:style-name="T12">(services,</text:span><text:span text:style-name="T28">i</text:span><text:span text:style-name="T12">,i</text:span><text:span text:style-name="T28">+1</text:span><text:span text:style-name="T12">, pClass)</text:span><text:bookmark-end text:name="__DdeLink__536_12442771101"/></text:p>
      <text:p text:style-name="P26"><text:span text:style-name="T12"><text:tab/><text:tab/>}</text:span><text:bookmark-start text:name="__DdeLink__538_1244277110"/><text:span text:style-name="T3">else</text:span><text:bookmark-end text:name="__DdeLink__538_1244277110"/><text:span text:style-name="T6">{ <text:s text:c="57"/></text:span><text:span text:style-name="T34">O(n)</text:span></text:p>
      <text:p text:style-name="P26"><text:span text:style-name="T3"><text:tab/><text:tab/><text:tab/>if</text:span><text:span text:style-name="T6">(</text:span><text:span text:style-name="T28">checkSize</text:span><text:span text:style-name="T6">){</text:span></text:p>
      <text:p text:style-name="P12"><text:s text:c="12"/><text:tab/><text:tab/><text:span text:style-name="T8">assign</text:span><text:span text:style-name="T12">(services, start, i</text:span><text:span text:style-name="T28">+1</text:span><text:span text:style-name="T12">, pClass)</text:span></text:p>
      <text:p text:style-name="P12"><text:span text:style-name="T6"><text:tab/><text:tab/><text:tab/>}</text:span><text:span text:style-name="T3">els</text:span><text:span text:style-name="T5">e</text:span><text:span text:style-name="T6">{</text:span></text:p>
      <text:p text:style-name="P12"><text:span text:style-name="T7"><text:tab/><text:tab/><text:tab/><text:tab/>assign</text:span><text:span text:style-name="T6">(services, start, i, pClass)</text:span></text:p>
      <text:p text:style-name="P12"><text:span text:style-name="T6"><text:tab/><text:tab/><text:tab/></text:span><text:span text:style-name="T28">}</text:span></text:p>
      <text:p text:style-name="P9"><text:tab/><text:tab/>}</text:p>
      <text:p text:style-name="P12"><text:span text:style-name="T6"><text:tab/><text:tab/>start </text:span><text:span text:style-name="T30">← </text:span><text:span text:style-name="T6">i ;</text:span></text:p>
      <text:p text:style-name="P10"><text:tab/>}</text:p>
      <text:p text:style-name="P12"><text:span text:style-name="T6"><text:tab/>lastFr</text:span><text:span text:style-name="T28">e</text:span><text:span text:style-name="T6">q </text:span><text:span text:style-name="T30">←</text:span><text:span text:style-name="T6"> ser</text:span><text:span text:style-name="T28">vices</text:span><text:span text:style-name="T6">[i].</text:span><text:span text:style-name="T36">freq</text:span><text:span text:style-name="T6">;</text:span></text:p>
      <text:p text:style-name="P10">}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0">PClass initPClass()</text:p>
      <text:p text:style-name="P29">{</text:p>
      <text:p text:style-name="P13"><text:s text:c="4"/><text:span text:style-name="T6">pClass.</text:span><text:span text:style-name="T36">id </text:span><text:span text:style-name="T31">←</text:span><text:span text:style-name="T6"> </text:span><text:span text:style-name="T40">1</text:span><text:span text:style-name="T6">;</text:span><text:span text:style-name="T17"> ←---------------------------------------------------------------</text:span><text:span text:style-name="T58">Ѳ</text:span><text:span text:style-name="T17">(1)</text:span></text:p>
      <text:p text:style-name="P13"><text:s text:c="4"/><text:span text:style-name="T6">pClass.</text:span><text:bookmark-start text:name="__DdeLink__563_1244277110"/><text:bookmark-start text:name="__DdeLink__559_1244277110"/><text:span text:style-name="T39">remaining</text:span><text:span text:style-name="T36">Size</text:span><text:bookmark-end text:name="__DdeLink__563_1244277110"/><text:bookmark-end text:name="__DdeLink__559_1244277110"/><text:span text:style-name="T36"> </text:span><text:bookmark-start text:name="__DdeLink__557_1244277110"/><text:bookmark-start text:name="__DdeLink__524_1244277110"/><text:span text:style-name="T31">←</text:span><text:bookmark-end text:name="__DdeLink__557_1244277110"/><text:bookmark-end text:name="__DdeLink__524_1244277110"/><text:span text:style-name="T31"> </text:span><text:span text:style-name="T7">pow</text:span><text:span text:style-name="T6">(</text:span><text:span text:style-name="T40">10</text:span><text:span text:style-name="T6">, pClass.</text:span><text:span text:style-name="T36">id –</text:span><text:span text:style-name="T6"> </text:span><text:span text:style-name="T40">1</text:span><text:span text:style-name="T6">); </text:span><text:span text:style-name="T17">←-------------------------------</text:span><text:span text:style-name="T58">Ѳ</text:span><text:span text:style-name="T17">(1)</text:span></text:p>
      <text:p text:style-name="P13"><text:s text:c="4"/><text:span text:style-name="T6">pClass.</text:span><text:span text:style-name="T36">capacity </text:span><text:span text:style-name="T31">←</text:span><text:span text:style-name="T6"> pClass.</text:span><text:span text:style-name="T36">id </text:span><text:span text:style-name="T6">* pClass.</text:span><text:span text:style-name="T39">remaining</text:span><text:span text:style-name="T36">Size</text:span><text:span text:style-name="T6">;</text:span><text:span text:style-name="T17"> ←---------------------------</text:span><text:span text:style-name="T58">Ѳ</text:span><text:span text:style-name="T17">(1)</text:span></text:p>
      <text:p text:style-name="P13"><text:span text:style-name="T6"><text:s text:c="4"/></text:span><text:span text:style-name="T29">return pClass</text:span></text:p>
      <text:p text:style-name="P3">}</text:p>
      <text:p text:style-name="P5"><text:span text:style-name="T6">PClass assign(Ser</text:span><text:span text:style-name="T29">vice</text:span><text:span text:style-name="T6">[] ser</text:span><text:span text:style-name="T29">vices</text:span><text:span text:style-name="T6">,</text:span><text:span text:style-name="T3"> </text:span><text:span text:style-name="T6">start, end, PClass </text:span><text:bookmark-start text:name="__DdeLink__569_1244277110"/><text:bookmark-start text:name="__DdeLink__565_1244277110"/><text:bookmark-start text:name="__DdeLink__561_1244277110"/><text:span text:style-name="T10">a</text:span><text:span text:style-name="T29">vailable</text:span><text:span text:style-name="T6">Class</text:span><text:bookmark-end text:name="__DdeLink__569_1244277110"/><text:bookmark-end text:name="__DdeLink__565_1244277110"/><text:bookmark-end text:name="__DdeLink__561_1244277110"/><text:span text:style-name="T6">){</text:span></text:p>
      <text:p text:style-name="P13"><text:span text:style-name="T35"><text:s text:c="4"/></text:span><text:span text:style-name="T3">while </text:span><text:span text:style-name="T6">(</text:span><text:span text:style-name="T10">a</text:span><text:span text:style-name="T29">vailable</text:span><text:span text:style-name="T6">Class.</text:span><text:span text:style-name="T39">remaining</text:span><text:span text:style-name="T36">Size </text:span><text:span text:style-name="T6">&lt; </text:span><text:span text:style-name="T29">(</text:span><text:span text:style-name="T6">end - start</text:span><text:span text:style-name="T29">)</text:span><text:span text:style-name="T6">) {</text:span></text:p>
      <text:p text:style-name="P16"><text:s text:c="8"/><text:span text:style-name="T10">a</text:span><text:span text:style-name="T29">vailable</text:span><text:span text:style-name="T6">Class</text:span><text:span text:style-name="T41">.id </text:span><text:span text:style-name="T31">← </text:span><text:span text:style-name="T25">a</text:span><text:span text:style-name="T26">vailable</text:span><text:span text:style-name="T27">Class</text:span><text:span text:style-name="T6">.</text:span><text:span text:style-name="T36">id</text:span><text:span text:style-name="T6">++</text:span></text:p>
      <text:p text:style-name="P13"><text:s text:c="8"/><text:span text:style-name="T10">a</text:span><text:span text:style-name="T29">vailable</text:span><text:span text:style-name="T6">Class.</text:span><text:bookmark-start text:name="__DdeLink__567_1244277110"/><text:bookmark-start text:name="__DdeLink__571_1244277110"/><text:span text:style-name="T39">remaining</text:span><text:span text:style-name="T36">Size</text:span><text:bookmark-end text:name="__DdeLink__567_1244277110"/><text:bookmark-end text:name="__DdeLink__571_1244277110"/><text:span text:style-name="T36"> </text:span><text:span text:style-name="T31">← </text:span><text:span text:style-name="T7">pow</text:span><text:span text:style-name="T6">(</text:span><text:span text:style-name="T40">10</text:span><text:span text:style-name="T6">,</text:span><text:span text:style-name="T10">a</text:span><text:span text:style-name="T29">vailable</text:span><text:span text:style-name="T6">Class.</text:span><text:span text:style-name="T36">id –</text:span><text:span text:style-name="T6"> </text:span><text:span text:style-name="T40">1</text:span><text:span text:style-name="T6">) <text:s text:c="9"/></text:span><text:span text:style-name="T34">O(n)</text:span></text:p>
      <text:p text:style-name="P15"><text:s text:c="8"/></text:p>
      <text:p text:style-name="P15"><text:span text:style-name="T10"><text:tab/> <text:s/>a</text:span><text:span text:style-name="T29">vailable</text:span><text:span text:style-name="T6">Class.</text:span><text:span text:style-name="T39">capacity</text:span><text:span text:style-name="T6"> </text:span><text:span text:style-name="T32">←</text:span><text:span text:style-name="T31"> </text:span><text:span text:style-name="T6">(</text:span><text:span text:style-name="T10">a</text:span><text:span text:style-name="T29">vailable</text:span><text:span text:style-name="T6">Class.</text:span><text:span text:style-name="T36">id</text:span><text:span text:style-name="T6">) * </text:span><text:span text:style-name="T29">(</text:span><text:bookmark-start text:name="__DdeLink__573_1244277110"/><text:span text:style-name="T10">a</text:span><text:span text:style-name="T29">vailable</text:span><text:span text:style-name="T6">Class</text:span><text:bookmark-end text:name="__DdeLink__573_1244277110"/><text:span text:style-name="T6">.</text:span><text:bookmark-start text:name="__DdeLink__575_1244277110"/><text:span text:style-name="T39">remaining</text:span><text:span text:style-name="T36">Size</text:span><text:bookmark-end text:name="__DdeLink__575_1244277110"/><text:span text:style-name="T39">)</text:span></text:p>
      <text:p text:style-name="P11"><text:s text:c="4"/><text:span text:style-name="T6">}</text:span></text:p>
      <text:p text:style-name="P14"><text:span text:style-name="T35"><text:s text:c="4"/></text:span><text:span text:style-name="T3">for </text:span><text:span text:style-name="T6">(</text:span><text:span text:style-name="T29">i </text:span><text:span text:style-name="T31">← </text:span><text:span text:style-name="T6">start i </text:span><text:span text:style-name="T9">to</text:span><text:span text:style-name="T6"> end) {</text:span></text:p>
      <text:p text:style-name="P13"><text:span text:style-name="T35"><text:s text:c="8"/></text:span><text:span text:style-name="T6">ser</text:span><text:span text:style-name="T29">vices</text:span><text:span text:style-name="T6">[i].No</text:span><text:span text:style-name="T37"> </text:span><text:span text:style-name="T31">←</text:span><text:span text:style-name="T37"> </text:span><text:span text:style-name="T22">a</text:span><text:span text:style-name="T23">vailable</text:span><text:span text:style-name="T24">Class</text:span><text:span text:style-name="T6">.</text:span><text:span text:style-name="T36">capacity </text:span><text:span text:style-name="T6">- </text:span><text:span text:style-name="T10">a</text:span><text:span text:style-name="T29">vailable</text:span><text:span text:style-name="T6">Class.</text:span><text:span text:style-name="T39">remaining</text:span><text:span text:style-name="T36">Size</text:span></text:p>
      <text:p text:style-name="P15"><text:s text:c="8"/><text:span text:style-name="T10">a</text:span><text:span text:style-name="T29">vailable</text:span><text:span text:style-name="T6">Class.</text:span><text:span text:style-name="T39">remaining</text:span><text:span text:style-name="T36">Size</text:span><text:span text:style-name="T37"> </text:span><text:span text:style-name="T31">←</text:span> <text:span text:style-name="T22">a</text:span><text:span text:style-name="T23">vailable</text:span><text:span text:style-name="T21">Class</text:span><text:span text:style-name="T6">.</text:span><text:span text:style-name="T39">remaining</text:span><text:span text:style-name="T36">Size</text:span><text:span text:style-name="T6">-- <text:s text:c="8"/></text:span><text:span text:style-name="T34">O(n)</text:span></text:p>
      <text:p text:style-name="P13"><text:span text:style-name="T6"><text:tab/> <text:s/></text:span><text:span text:style-name="T29">return availableClass</text:span></text:p>
      <text:p text:style-name="P11"><text:s text:c="4"/><text:span text:style-name="T6">}</text:span></text:p>
      <text:p text:style-name="P3">}</text:p>
      <text:p text:style-name="P1"/>
      <text:p text:style-name="P1">THE TOTAL TIME COMPLEXITY IS: O(<text:span text:style-name="T62">nlog(n)</text:span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09:32:51.135318974</meta:creation-date>
    <dc:date>2017-05-16T13:29:36.462105313</dc:date>
    <meta:editing-duration>PT48M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2" meta:paragraph-count="61" meta:word-count="207" meta:character-count="2128" meta:non-whitespace-character-count="1747"/>
  </office:meta>
</office:document-meta>
</file>